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 que fazer após instalar o Ubuntu 14.04</text:h>
      <text:p text:style-name="P3"><text:bookmark text:name="aswift_2_expand"/><text:bookmark text:name="aswift_2_anchor"/>Nesta dica veremos algumas coisas que devemos fazer após instalarmos o <text:span text:style-name="Emphasis">Ubuntu</text:span> 14.04-LTS: <text:line-break/><text:line-break/>1. Atualize seu S.O.: <text:line-break/><text:line-break/>Abra o terminal e rode o comando: <text:line-break/><text:line-break/><text:span text:style-name="Strong_20_Emphasis">$ sudo apt-get update &amp;&amp; sudo apt-get upgrade</text:span> <text:line-break/><text:line-break/>Ou, se preferir, abra o Atualizador de Programas: </text:p>
      <text:p text:style-name="P3"/>
      <text:p text:style-name="P3"/>
      <text:p text:style-name="P3">2. Ative seus drivers proprietários (NVIDIA, ATI, Broadcom) se for o seu caso. Vá em Configurações do Sistema &gt; Programas e Atualizações &gt; Drivers Adicionais: </text:p>
      <text:p text:style-name="P3"/>
      <text:p text:style-name="P3">3. Ative "Repositórios Parceiros da Canonical" para ter acesso a alguns programas extras como o <text:span text:style-name="Emphasis">Skype</text:span>. Vá em Configurações do Sistema &gt; Programas e Atualizações &gt; Outros Programas e selecione a opção "Parceiros da Canonical": </text:p>
      <text:p text:style-name="P3"/>
      <text:p text:style-name="Text_20_body">Após isto você poderá instalar o Skype facilmente com um simples comando no terminal: <text:line-break/><text:line-break/><text:span text:style-name="Strong_20_Emphasis">$ sudo apt-get update &amp;&amp; sudo apt-get install skype</text:span> <text:line-break/><text:line-break/>4. Instale o <text:span text:style-name="Emphasis">Unity Tweak Tool</text:span> para personalizar seu Ubuntu: mudar temas, ícones, etc. Use a Central de Programas do Ubuntu (CPU) ou o terminal: <text:line-break/><text:line-break/><text:span text:style-name="Strong_20_Emphasis">$ sudo apt-get install unity-tweak-tool</text:span> <text:line-break/><text:line-break/>Para maiores detalhes veja esta dica: </text:p>
      <text:list xml:id="list4004119636949111220" text:style-name="L1">
        <text:list-item>
          <text:p text:style-name="P1"><text:a xlink:type="simple" xlink:href="http://www.vivaolinux.com.br/dica/Unity-Tweak-Tool-Personalizando-Ubuntu-1304" text:style-name="Internet_20_link" text:visited-style-name="Visited_20_Internet_20_Link">[Dica] Unity-Tweak-Tool - Personalizando Ubuntu 13.04</text:a></text:p>
        </text:list-item>
      </text:list>
      <text:p text:style-name="P3"><text:line-break/>5. Instale um <text:span text:style-name="Emphasis">Gufw</text:span>, um firewall fácil de usar e bastante eficiente. Use a Central de Programas do Ubuntu (CPU) ou o terminal: <text:line-break/><text:line-break/><text:span text:style-name="Strong_20_Emphasis">$ sudo apt-get install gufw</text:span> </text:p>
      <text:p text:style-name="P3"/>
      <text:p text:style-name="P3">Após abrir o programa basta mudar o status para "ON" para deixar seu PC protegido. </text:p>
      <text:p text:style-name="P3"/>
      <text:p text:style-name="P3">6. Instale o pacote <text:span text:style-name="Emphasis">ubuntu-restricted-extras</text:span> para ter suporte a MP3, DVD, codecs de áudio e vídeo comuns, plugin Flash, Java, e fontes Microsoft TrueType Core. Use a Central de Programas do Ubuntu (CPU) ou o terminal: <text:line-break/><text:soft-page-break/><text:line-break/><text:span text:style-name="Strong_20_Emphasis">$ sudo apt-get install ubuntu-restricted-extras</text:span> <text:line-break/><text:line-break/>7. Desabite as buscas online do Dash (Opcional). Abra o terminal e rode o comando: <text:line-break/><text:line-break/><text:span text:style-name="Strong_20_Emphasis">$ wget -q -O - https://fixubuntu.com/fixubuntu.sh | bash</text:span> <text:line-break/><text:line-break/>Felizmente parece que já virá desabilitado por padrão no 14.10, mas por ora você tem que desabilitá-lo se desejar: </text:p>
      <text:p text:style-name="P3"/>
      <text:p text:style-name="Text_20_body">8. Instale o <text:span text:style-name="Emphasis">Grub Customizer</text:span> para editar facilmente o GRUB 2. Veja esta dica do <text:a xlink:type="simple" xlink:href="http://www.vivaolinux.com.br/%7Epinduvoz" text:style-name="Internet_20_link" text:visited-style-name="Visited_20_Internet_20_Link">pinduvoz</text:a>: </text:p>
      <text:list xml:id="list7122546366065021743" text:style-name="L2">
        <text:list-item>
          <text:p text:style-name="P2"><text:a xlink:type="simple" xlink:href="http://www.vivaolinux.com.br/dica/Instalando-o-GrubCustomizer" text:style-name="Internet_20_link" text:visited-style-name="Visited_20_Internet_20_Link">[Dica] Instalando o GrubCustomizer</text:a></text:p>
        </text:list-item>
      </text:list>
      <text:p text:style-name="P3"/>
      <text:p text:style-name="P3">9. Instale o <text:span text:style-name="Emphasis">UNetbootin</text:span> para criar seus live USBs. Use a Central de Programas do Ubuntu (CPU) ou o terminal: <text:line-break/><text:line-break/><text:span text:style-name="Strong_20_Emphasis">$ sudo apt-get install unetbootin</text:span> </text:p>
      <text:p text:style-name="P3"/>
      <text:p text:style-name="P3">10. Instale <text:span text:style-name="Emphasis">GParted</text:span> para editar as partições do seu HD, HD Externo e pendrive. Use a Central de Programas do Ubuntu (CPU) ou o terminal: <text:line-break/><text:line-break/><text:span text:style-name="Strong_20_Emphasis">$ sudo apt-get install gparted</text:span> </text:p>
      <text:p text:style-name="P3"/>
      <text:p text:style-name="P3">11. Instale o <text:span text:style-name="Emphasis">VLC</text:span>, um player multimídia completíssimo. Use a Central de Programas do Ubuntu (CPU) ou o terminal: <text:line-break/><text:line-break/><text:span text:style-name="Strong_20_Emphasis">$ sudo apt-get install vlc</text:span> </text:p>
      <text:p text:style-name="P3"/>
      <text:p text:style-name="P3">Com esses simples passos seu Ubuntu 14.04 está pronto para a maioria das tarefas diárias!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5T13:03:26.841898506</meta:creation-date>
    <dc:date>2015-04-05T13:05:47.858861057</dc:date>
    <meta:editing-duration>PT2M21S</meta:editing-duration>
    <meta:editing-cycles>1</meta:editing-cycles>
    <meta:document-statistic meta:table-count="0" meta:image-count="0" meta:object-count="0" meta:page-count="2" meta:paragraph-count="15" meta:word-count="415" meta:character-count="2537" meta:non-whitespace-character-count="2094"/>
    <meta:generator>LibreOffice/4.3.3.2$Linux_X86_64 LibreOffice_project/430m0$Build-2</meta:generator>
  </office:meta>
</office:document-meta>
</file>